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bf57b" officeooo:paragraph-rsid="001bf57b"/>
    </style:style>
    <style:style style:name="P2" style:family="paragraph" style:parent-style-name="Preformatted_20_Text">
      <style:text-properties officeooo:paragraph-rsid="001bf57b"/>
    </style:style>
    <style:style style:name="P3" style:family="paragraph" style:parent-style-name="Preformatted_20_Text">
      <style:paragraph-properties fo:margin-top="0in" fo:margin-bottom="0.1965in" style:contextual-spacing="false"/>
    </style:style>
    <style:style style:name="P4" style:family="paragraph" style:parent-style-name="Preformatted_20_Text">
      <style:text-properties officeooo:rsid="001c80c2" officeooo:paragraph-rsid="001c80c2"/>
    </style:style>
    <style:style style:name="P5" style:family="paragraph" style:parent-style-name="Preformatted_20_Text">
      <style:text-properties officeooo:rsid="001f82a3" officeooo:paragraph-rsid="001f82a3"/>
    </style:style>
    <style:style style:name="T1" style:family="text">
      <style:text-properties officeooo:rsid="001f82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CIS 520 - Programming Project #1</text:p>
      <text:p text:style-name="Preformatted_20_Text"/>
      <text:p text:style-name="Preformatted_20_Text"><text:s text:c="19"/></text:p>
      <text:p text:style-name="Preformatted_20_Text">---- GROUP ----</text:p>
      <text:p text:style-name="Preformatted_20_Text"/>
      <text:p text:style-name="Preformatted_20_Text">&gt;&gt; Fill in the names and email addresses of your group members.</text:p>
      <text:p text:style-name="Preformatted_20_Text"/>
      <text:p text:style-name="P1">Adam Liebl aliebl@ksu.edu</text:p>
      <text:p text:style-name="Preformatted_20_Text">...</text:p>
      <text:p text:style-name="Preformatted_20_Text"/>
      <text:p text:style-name="Preformatted_20_Text">---- PRELIMINARIES ----</text:p>
      <text:p text:style-name="Preformatted_20_Text"/>
      <text:p text:style-name="Preformatted_20_Text">&gt;&gt; If you have any preliminary comments on your submission, notes for</text:p>
      <text:p text:style-name="Preformatted_20_Text">&gt;&gt; the TA, or extra credit, please give them here.</text:p>
      <text:p text:style-name="Preformatted_20_Text"/>
      <text:p text:style-name="Preformatted_20_Text">&gt;&gt; Please cite any offline or online sources you consulted while</text:p>
      <text:p text:style-name="Preformatted_20_Text">&gt;&gt; preparing your submission, other than the Pintos documentation,</text:p>
      <text:p text:style-name="Preformatted_20_Text">&gt;&gt; course text, lecture notes, and course staff.</text:p>
      <text:p text:style-name="Preformatted_20_Text"/>
      <text:p text:style-name="Preformatted_20_Text"/>
      <text:p text:style-name="Preformatted_20_Text"><text:s text:c="17"/>ALARM CLOCK</text:p>
      <text:p text:style-name="Preformatted_20_Text"><text:s text:c="17"/>===========</text:p>
      <text:p text:style-name="Preformatted_20_Text"/>
      <text:p text:style-name="Preformatted_20_Text">---- DATA STRUCTURES ----</text:p>
      <text:p text:style-name="Preformatted_20_Text"/>
      <text:p text:style-name="Preformatted_20_Text">&gt;&gt; A1: Copy here the declaration of each new or changed `struct' or</text:p>
      <text:p text:style-name="Preformatted_20_Text">&gt;&gt; `struct' member, global or static variable, `typedef', or</text:p>
      <text:p text:style-name="Preformatted_20_Text">&gt;&gt; enumeration. <text:s/>Identify the purpose of each in 25 words or less.</text:p>
      <text:p text:style-name="Preformatted_20_Text"/>
      <text:p text:style-name="P1">Struct semaphore semawait – semaphore used to block alarms from running until a certain time </text:p>
      <text:p text:style-name="P1"/>
      <text:p text:style-name="P1">struct list_elem waitelem – element that is used to add the thread to a waitlist</text:p>
      <text:p text:style-name="P1"/>
      <text:p text:style-name="P1">int wakeuptime; - integer used to set the time that the semaphore should wait for</text:p>
      <text:p text:style-name="Preformatted_20_Text"/>
      <text:p text:style-name="Preformatted_20_Text"/>
      <text:p text:style-name="Preformatted_20_Text">---- ALGORITHMS ----</text:p>
      <text:p text:style-name="Preformatted_20_Text"/>
      <text:p text:style-name="Preformatted_20_Text">&gt;&gt; A2: Briefly describe what happens in a call to your timer_sleep(),</text:p>
      <text:p text:style-name="Preformatted_20_Text">&gt;&gt; including the effects of the timer interrupt handler.</text:p>
      <text:p text:style-name="Preformatted_20_Text"/>
      <text:p text:style-name="P1">First it gets the current thread, then it sets the wakeup time to be the current time + the ticks that gets passed in <text:span text:style-name="T1">to the function</text:span>. It then disables interrupts and pushes the current threads waitelem onto the waitlist. It then enables interrupts again and sema_down's this threads semaphore to block the thread</text:p>
      <text:p text:style-name="Preformatted_20_Text"/>
      <text:p text:style-name="Preformatted_20_Text">&gt;&gt; A3: What steps are taken to minimize the amount of time spent in</text:p>
      <text:p text:style-name="Preformatted_20_Text">&gt;&gt; the timer interrupt handler?</text:p>
      <text:p text:style-name="Preformatted_20_Text"/>
      <text:p text:style-name="P1">Every time it enters the interrupt it checks the waitlist to see if any threads are currently on it. If they are, it goes through those threads to see if it should be waken up or not. This saves it from checking every thread, every interrupt, to see if they should be awoken. After a thread is waken up, it is taken off the wait list.</text:p>
      <text:p text:style-name="P1"/>
      <text:p text:style-name="P1"/>
      <text:p text:style-name="Preformatted_20_Text"/>
      <text:p text:style-name="Preformatted_20_Text"/>
      <text:p text:style-name="Preformatted_20_Text"><text:soft-page-break/>---- SYNCHRONIZATION ----</text:p>
      <text:p text:style-name="Preformatted_20_Text"/>
      <text:p text:style-name="Preformatted_20_Text">&gt;&gt; A4: How are race conditions avoided when multiple threads call</text:p>
      <text:p text:style-name="Preformatted_20_Text">&gt;&gt; timer_sleep() simultaneously?</text:p>
      <text:p text:style-name="Preformatted_20_Text"/>
      <text:p text:style-name="P4">Race conditions are avoided because start is a local variable, and therefore other threads cannot access it and change it. The threads wakeuptime will always get set to start + ticks.</text:p>
      <text:p text:style-name="P2"/>
      <text:p text:style-name="Preformatted_20_Text"/>
      <text:p text:style-name="Preformatted_20_Text">&gt;&gt; A5: How are race conditions avoided when a timer interrupt occurs</text:p>
      <text:p text:style-name="Preformatted_20_Text">&gt;&gt; during a call to timer_sleep()?</text:p>
      <text:p text:style-name="Preformatted_20_Text"/>
      <text:p text:style-name="P1">Race conditions are avoided by disabling interrupts before adding the waitelem to the wait list, and re-enabling them after. So only 1 thread at a time can be pushing an element onto the list.</text:p>
      <text:p text:style-name="P1"/>
      <text:p text:style-name="Preformatted_20_Text">---- RATIONALE ----</text:p>
      <text:p text:style-name="Preformatted_20_Text"/>
      <text:p text:style-name="Preformatted_20_Text">&gt;&gt; A6: Why did you choose this design? <text:s/>In what ways is it superior to</text:p>
      <text:p text:style-name="Preformatted_20_Text">&gt;&gt; other designs that you considered?</text:p>
      <text:p text:style-name="Preformatted_20_Text"/>
      <text:p text:style-name="P5">Using a wait list to keep track of the threads that are currently waiting to be awoken, is a more efficient process than having to check all of the threads on every pass to see if they need to be woken up. I chose it because it is more efficient than the other option of checking every thread every time.</text:p>
      <text:p text:style-name="Preformatted_20_Text"/>
      <text:p text:style-name="Preformatted_20_Text"/>
      <text:p text:style-name="Preformatted_20_Text"><text:s text:c="13"/>PRIORITY SCHEDULING</text:p>
      <text:p text:style-name="Preformatted_20_Text"><text:s text:c="13"/>===================</text:p>
      <text:p text:style-name="Preformatted_20_Text"/>
      <text:p text:style-name="Preformatted_20_Text">---- DATA STRUCTURES ----</text:p>
      <text:p text:style-name="Preformatted_20_Text"/>
      <text:p text:style-name="Preformatted_20_Text">&gt;&gt; B1: Copy here the declaration of each new or changed `struct' or</text:p>
      <text:p text:style-name="Preformatted_20_Text">&gt;&gt; `struct' member, global or static variable, `typedef', or</text:p>
      <text:p text:style-name="Preformatted_20_Text">&gt;&gt; enumeration. <text:s/>Identify the purpose of each in 25 words or less.</text:p>
      <text:p text:style-name="Preformatted_20_Text"/>
      <text:p text:style-name="Preformatted_20_Text">&gt;&gt; B2: Explain the data structure used to track priority donation.</text:p>
      <text:p text:style-name="Preformatted_20_Text"/>
      <text:p text:style-name="Preformatted_20_Text"/>
      <text:p text:style-name="Preformatted_20_Text">---- ALGORITHMS ----</text:p>
      <text:p text:style-name="Preformatted_20_Text"/>
      <text:p text:style-name="Preformatted_20_Text">&gt;&gt; B3: How do you ensure that the highest priority thread waiting for</text:p>
      <text:p text:style-name="Preformatted_20_Text">&gt;&gt; a lock, semaphore, or condition variable wakes up first?</text:p>
      <text:p text:style-name="Preformatted_20_Text"/>
      <text:p text:style-name="Preformatted_20_Text">&gt;&gt; B4: Describe the sequence of events when a call to lock_acquire()</text:p>
      <text:p text:style-name="Preformatted_20_Text">&gt;&gt; causes a priority donation. <text:s/>How is nested donation handled?</text:p>
      <text:p text:style-name="Preformatted_20_Text"/>
      <text:p text:style-name="Preformatted_20_Text">&gt;&gt; B5: Describe the sequence of events when lock_release() is called</text:p>
      <text:p text:style-name="Preformatted_20_Text">&gt;&gt; on a lock that a higher-priority thread is waiting for.</text:p>
      <text:p text:style-name="Preformatted_20_Text"/>
      <text:p text:style-name="Preformatted_20_Text">---- SYNCHRONIZATION ----</text:p>
      <text:p text:style-name="Preformatted_20_Text"/>
      <text:p text:style-name="Preformatted_20_Text">&gt;&gt; B6: Describe a potential race in thread_set_priority() and explain</text:p>
      <text:p text:style-name="Preformatted_20_Text">&gt;&gt; how your implementation avoids it. <text:s/>Can you use a lock to avoid</text:p>
      <text:p text:style-name="Preformatted_20_Text">&gt;&gt; this race?</text:p>
      <text:p text:style-name="Preformatted_20_Text"/>
      <text:p text:style-name="Preformatted_20_Text">---- RATIONALE ----</text:p>
      <text:p text:style-name="Preformatted_20_Text"/>
      <text:p text:style-name="Preformatted_20_Text"><text:soft-page-break/>&gt;&gt; B7: Why did you choose this design? <text:s/>In what ways is it superior to</text:p>
      <text:p text:style-name="Preformatted_20_Text">&gt;&gt; another design you considered?</text:p>
      <text:p text:style-name="Preformatted_20_Text"/>
      <text:p text:style-name="Preformatted_20_Text"/>
      <text:p text:style-name="Preformatted_20_Text"><text:s text:c="14"/>ADVANCED SCHEDULER [EXTRA CREDIT]</text:p>
      <text:p text:style-name="Preformatted_20_Text"><text:s text:c="14"/>=================================</text:p>
      <text:p text:style-name="Preformatted_20_Text"/>
      <text:p text:style-name="Preformatted_20_Text">---- DATA STRUCTURES ----</text:p>
      <text:p text:style-name="Preformatted_20_Text"/>
      <text:p text:style-name="Preformatted_20_Text">&gt;&gt; C1: Copy here the declaration of each new or changed `struct' or</text:p>
      <text:p text:style-name="Preformatted_20_Text">&gt;&gt; `struct' member, global or static variable, `typedef', or</text:p>
      <text:p text:style-name="Preformatted_20_Text">&gt;&gt; enumeration. <text:s/>Identify the purpose of each in 25 words or less.</text:p>
      <text:p text:style-name="Preformatted_20_Text"/>
      <text:p text:style-name="Preformatted_20_Text">---- ALGORITHMS ----</text:p>
      <text:p text:style-name="Preformatted_20_Text"/>
      <text:p text:style-name="Preformatted_20_Text">&gt;&gt; C2: Suppose threads A, B, and C have nice values 0, 1, and 2. <text:s/>Each</text:p>
      <text:p text:style-name="Preformatted_20_Text">&gt;&gt; has a recent_cpu value of 0. <text:s/>Fill in the table below showing the</text:p>
      <text:p text:style-name="Preformatted_20_Text">&gt;&gt; scheduling decision and the priority and recent_cpu values for each</text:p>
      <text:p text:style-name="Preformatted_20_Text">&gt;&gt; thread after each given number of timer ticks:</text:p>
      <text:p text:style-name="Preformatted_20_Text"/>
      <text:p text:style-name="Preformatted_20_Text">timer <text:s/>recent_cpu <text:s text:c="3"/>priority <text:s text:c="2"/>thread</text:p>
      <text:p text:style-name="Preformatted_20_Text">ticks <text:s text:c="2"/>A <text:s text:c="2"/>B <text:s text:c="2"/>C <text:s text:c="2"/>A <text:s text:c="2"/>B <text:s text:c="2"/>C <text:s text:c="2"/>to run</text:p>
      <text:p text:style-name="Preformatted_20_Text">----- <text:s/>-- <text:s/>-- <text:s/>-- <text:s/>-- <text:s/>-- <text:s/>-- <text:s text:c="2"/>------</text:p>
      <text:p text:style-name="Preformatted_20_Text"><text:s/>0</text:p>
      <text:p text:style-name="Preformatted_20_Text"><text:s/>4</text:p>
      <text:p text:style-name="Preformatted_20_Text"><text:s/>8</text:p>
      <text:p text:style-name="Preformatted_20_Text">12</text:p>
      <text:p text:style-name="Preformatted_20_Text">16</text:p>
      <text:p text:style-name="Preformatted_20_Text">20</text:p>
      <text:p text:style-name="Preformatted_20_Text">24</text:p>
      <text:p text:style-name="Preformatted_20_Text">28</text:p>
      <text:p text:style-name="Preformatted_20_Text">32</text:p>
      <text:p text:style-name="Preformatted_20_Text">36</text:p>
      <text:p text:style-name="Preformatted_20_Text"/>
      <text:p text:style-name="Preformatted_20_Text">&gt;&gt; C3: Did any ambiguities in the scheduler specification make values</text:p>
      <text:p text:style-name="Preformatted_20_Text">&gt;&gt; in the table uncertain? <text:s/>If so, what rule did you use to resolve</text:p>
      <text:p text:style-name="Preformatted_20_Text">&gt;&gt; them? <text:s/>Does this match the behavior of your scheduler?</text:p>
      <text:p text:style-name="Preformatted_20_Text"/>
      <text:p text:style-name="Preformatted_20_Text">&gt;&gt; C4: How is the way you divided the cost of scheduling between code</text:p>
      <text:p text:style-name="Preformatted_20_Text">&gt;&gt; inside and outside interrupt context likely to affect performance?</text:p>
      <text:p text:style-name="Preformatted_20_Text"/>
      <text:p text:style-name="Preformatted_20_Text">---- RATIONALE ----</text:p>
      <text:p text:style-name="Preformatted_20_Text"/>
      <text:p text:style-name="Preformatted_20_Text">&gt;&gt; C5: Briefly critique your design, pointing out advantages and</text:p>
      <text:p text:style-name="Preformatted_20_Text">&gt;&gt; disadvantages in your design choices. <text:s/>If you were to have extra</text:p>
      <text:p text:style-name="Preformatted_20_Text">&gt;&gt; time to work on this part of the project, how might you choose to</text:p>
      <text:p text:style-name="Preformatted_20_Text">&gt;&gt; refine or improve your design?</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8T11:58:53.394448853</meta:creation-date>
    <dc:date>2014-10-10T13:58:46.085122604</dc:date>
    <meta:editing-duration>PT55M26S</meta:editing-duration>
    <meta:editing-cycles>2</meta:editing-cycles>
    <meta:generator>LibreOffice/4.2.6.3$Linux_X86_64 LibreOffice_project/420m0$Build-3</meta:generator>
    <meta:document-statistic meta:table-count="0" meta:image-count="0" meta:object-count="0" meta:page-count="3" meta:paragraph-count="94" meta:word-count="915" meta:character-count="5277" meta:non-whitespace-character-count="4302"/>
  </office:meta>
</office:document-meta>
</file>